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/>
    <style:style style:name="ce1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8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19" style:family="table-cell" style:parent-style-name="Default" style:data-style-name="N1003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9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1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15" office:value-type="string" calcext:value-type="string">
            <text:p>Why you won’t be buying a coffee with bitcoin anytime soo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ibtimes.com/could-online-harassment-slow-blockchains-growth-2562119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15" office:value-type="string" calcext:value-type="string">
            <text:p>Could Online Harassment Slow Blockchain’s Growth?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s://venturebeat.com/2017/07/08/why-bitcoins-value-could-get-even-more-volatile/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15" office:value-type="string" calcext:value-type="string">
            <text:p>Why Bitcoin’s value could get even more volatil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week.com/2017/07/21/zug-switzerland-crypto-valley-bitcoin-digital-currency-634524.html</text:p>
          </table:table-cell>
          <table:table-cell table:style-name="ce1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btc.com/2017/07/16/tezos-outdoes-icos-now-breaks-bancors-earlier-record/</text:p>
          </table:table-cell>
          <table:table-cell table:style-name="ce1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ezos Outdoes All the Other ICOs until Now, Breaks Bancor’s Record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coindesk.com/moon-blockchains-big-hiring-crunch-last-years/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o the Moon? Blockchain's Hiring Crunch Could Last Years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mcall.com/news/police/mc-nws-montgomery-bitcoin-theft-federal-charges-20170719-story.html</text:p>
          </table:table-cell>
          <table:table-cell table:style-name="ce1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15" office:value-type="string" calcext:value-type="string">
            <text:p>Montco man tells feds he stole $40M in bitcoi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3 lessons from Tezos’ record-setting blockchain fundraise</text:p>
          </table:table-cell>
          <table:table-cell table:style-name="ce15" office:value-type="string" calcext:value-type="string">
            <text:p>sirer 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1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$40 Million in Bitcoin: Hacker Tells Feds He Stole Cryptocurrency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1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Small-Town Cops Accidentally Find a $40 Million Bitcoin Scam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thnews.com/citi-collaborates-with-cornell-tech-for-blockchain-rd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Citi Collaborates With Cornell Tech For Blockchain R&amp;D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Emin Gun Sirer: SEC ICO Guidance is 'End of Beginning for Blockchains'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cyberscoop.com/chainiac-software-backdoor-mandates-nsa-gchq/</text:p>
          </table:table-cell>
          <table:table-cell table:style-name="ce1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New tool can help prevent government-mandated backdoors in software, Swiss researchers say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t.com/content/4470a89c-718d-11e7-aca6-c6bd07df1a3c</text:p>
          </table:table-cell>
          <table:table-cell table:style-name="ce1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SEC looks to deflate bubble in ‘Initial Coin Offerings’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ethereumworldnews.com/ethereum-price-sec-dao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15" office:value-type="string" calcext:value-type="string">
            <text:p>Ethereum Price Not Slowing Down In Front Of SEC Comments Related To DAO, ICO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cointelegraph.com/news/sec-ico-guideline-will-affect-blockchain-cornell-university-professor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SEC ICO Guideline Will Affect Blockchain: Cornell University Professor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<text:s/>Venture Capital-Backed Startups Are Also Starting to Run ICO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Making Bitcoin work better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www.theverge.com/2017/7/29/16060344/btce-bitcoin-exchange-takedown-mt-gox-theft-law-enforcement</text:p>
          </table:table-cell>
          <table:table-cell table:style-name="ce1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Why the feds took down one of Bitcoin’s largest exchange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orbes.com/sites/jasonbloomberg/2017/07/30/six-reasons-why-we-need-blockchain-skeptics/#2d91293074af</text:p>
          </table:table-cell>
          <table:table-cell table:style-name="ce1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15" office:value-type="string" calcext:value-type="string">
            <text:p>Six Reasons Why We Need Blockchain Skeptic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sbt.com/news/business/ap-explains-threat-of-a-bitcoin-split-avoided-for-now</text:p>
          </table:table-cell>
          <table:table-cell table:style-name="ce1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top.com/business-finance/2017/07/threat-of-a-bitcoin-split-avoided-for-now/</text:p>
          </table:table-cell>
          <table:table-cell table:style-name="ce1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1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ktar.com/story/1678627/threat-of-a-bitcoin-split-avoided-for-now/</text:p>
          </table:table-cell>
          <table:table-cell table:style-name="ce1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startribune.com/threat-of-a-bitcoin-split-avoided-for-now/437697553/</text:p>
          </table:table-cell>
          <table:table-cell table:style-name="ce1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metronews.ca/news/world/2017/07/31/ap-explains-threat-of-a-bitcoin-split-avoided-for-now.html</text:p>
          </table:table-cell>
          <table:table-cell table:style-name="ce1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1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abc.net.au/news/2017-08-01/bitcoin-changes-explained/8763980</text:p>
          </table:table-cell>
          <table:table-cell table:style-name="ce1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in: What's going on with the digital currency?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m/story/bitcoin-is-splitting-in-two-now-what/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n is Splitting in Two. Now What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1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technologyreview.com/s/608483/wait-bitcoin-just-did-what/</text:p>
          </table:table-cell>
          <table:table-cell table:style-name="ce1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Wait, Bitcoin Just Did Wha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1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ert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1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split from Bitcoin’s civil war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1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.uk/article/bitcoin-splits-into-two-currencies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Bitcoin has split in two- what does that mean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ww.guardian.co.tt/business-guardian/2017-08-03/threat-bitcoin-split-avoided-now</text:p>
          </table:table-cell>
          <table:table-cell table:style-name="ce1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quintdaily.com/2017/08/bitcoin-price-fall-percentage-august-report/</text:p>
          </table:table-cell>
          <table:table-cell table:style-name="ce1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15" office:value-type="string" calcext:value-type="string">
            <text:p>Bitcoin Price Fall by Percentage August Report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15" office:value-type="string" calcext:value-type="string">
            <text:p>Bitcoin divides to ru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microsoft-goes-ethereum-561-bln-us-company-releases-ethereum-based-protocol-coco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Microsoft Goes Ethereum: $561 Bln US Company Releases Ethereum-Based Protocol ‘Coco’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Etherurm Based Protocol Code for Privacy: Confidential Consortium Framework Coco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15" office:value-type="string" calcext:value-type="string">
            <text:p>sirer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http://www.ibtimes.com/why-bancor-wants-become-youtube-cryptocurrency-2578294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15" office:value-type="string" calcext:value-type="string">
            <text:p>Why Bancor Wants To Become The YouTube Of Cryptocurrency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us.blastingnews.com/world/2017/08/burger-king-creates-its-own-currency-whoppercoin-001968233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creates its own currency, Whoppercoin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siliconangle.com/blog/2017/08/29/burger-king-intros-whoppercoin-loyalty-reward-scheme-russia/</text:p>
          </table:table-cell>
          <table:table-cell table:style-name="ce1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debuts WhopperCoin as a loyalty reward program in Russia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bbc.com/news/technology-41082388</text:p>
          </table:table-cell>
          <table:table-cell table:style-name="ce1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WhopperCoin crypto-cash in Russia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ccm.net/news/28279-burger-king-launches-cryptocurrency</text:p>
          </table:table-cell>
          <table:table-cell table:style-name="ce1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Cryptocurrency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the-biggest-icos-overview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The Biggest ICOs Overvie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us.blastingnews.com/business/2017/08/burger-king-launches-whoppercoin-001963309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hes WhopperCoi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softwaretestingnews.co.uk/burger-king-launches-russian-crypto-currency/</text:p>
          </table:table-cell>
          <table:table-cell table:style-name="ce1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es Russian Crypto-Currency 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http://www.alleywatch.com/2017/09/6-thoughts-following-epic-week-going-cryptocurrency-rabbit-hole/</text:p>
          </table:table-cell>
          <table:table-cell table:style-name="ce1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15" office:value-type="string" calcext:value-type="string">
            <text:p>6 Thoughts Following An Epic Week Going Down The Cryptocurrency Rabbit Hol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gearsofbiz.com/burger-king-launches-a-whopper-of-a-loyalty-programme/40259</text:p>
          </table:table-cell>
          <table:table-cell table:style-name="ce1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15" office:value-type="string" calcext:value-type="string">
            <text:p>Burger King launches a ‘whopper’ of a loyalty programm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news.sys-con.com/node/4151236</text:p>
          </table:table-cell>
          <table:table-cell table:style-name="ce1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15" office:value-type="string" calcext:value-type="string">
            <text:p>The Economist Events’ Finance Disrupted Conference To Explore Fintech’s ‘Coming of Age’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1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/00/0000</text:date>, <text:time style:data-style-name="N2" text:time-value="17:15:14.800346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7:15:43.309178805</dc:date>
    <meta:generator>LibreOffice/5.4.1.2$Linux_X86_64 LibreOffice_project/40m0$Build-2</meta:generator>
    <meta:editing-duration>PT1H22M55S</meta:editing-duration>
    <meta:editing-cycles>89</meta:editing-cycles>
    <meta:document-statistic meta:table-count="1" meta:cell-count="2093" meta:object-count="0"/>
  </office:meta>
</office:document-meta>
</file>